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a8199"/>
    </style:style>
    <style:style style:name="T1" style:family="text">
      <style:text-properties officeooo:rsid="000a81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ionné de graphisme et de code, j'exerce depuis plus de 15 ans dans le milieu de la communication et d'Internet. J'ai intégré <text:span text:style-name="T1">fin 2018 </text:span>la formation de développeur web et web mobile d'Aformac (labelisé grande école du numérique) pour renforcer mes connaissances <text:span text:style-name="T1">en matière de développement</text:span>. <text:span text:style-name="T1">Le secteur du web est en perpétuelle évolution, et j’élabore sans relâche une veille technologique quotidienne pour appliquer à mes travaux de nouveaux procédés de développement. </text:span></text:p>
      <text:p text:style-name="P1"/>
      <text:p text:style-name="P1"><text:span text:style-name="T1">Ma vision du web est un mode de partage et de connaissances, où le milieu du libre y exerce une grande influence, de ce fait je suis présent sur de nombreux réseaux et forum pour participer activement à cette évolution et proposer lors de mes futures missions professionnelles des projets moderne et solide.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26:42.050780905</meta:creation-date>
    <dc:date>2018-11-20T14:41:54.097754461</dc:date>
    <meta:editing-duration>PT5M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125" meta:character-count="779" meta:non-whitespace-character-count="655"/>
  </office:meta>
</office:document-meta>
</file>